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3.00pt" fo:font-weight="normal" fo:font-family="Arial" style:font-family-asian="Arial" style:font-family-complex="Arial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3.00pt" fo:font-weight="normal" fo:font-family="Arial" style:font-family-asian="Arial" style:font-family-complex="Arial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Arial" style:font-family-asian="Arial" style:font-family-complex="Arial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normal" fo:font-family="Arial" style:font-family-asian="Arial" style:font-family-complex="Arial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50pt" fo:font-weight="normal" fo:font-family="'Liberation Serif'" style:font-family-asian="'Liberation Serif'" style:font-family-complex="'Liberation Serif'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0.5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0.50pt" fo:font-weight="normal" fo:font-family="Arial" style:font-family-asian="Arial" style:font-family-complex="Arial" fo:background-color="transparent" fo:color="#569cd6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Function : gestionnaireDeConnexion </text:span></text:p>
      <text:p text:style-name="P1"><text:span text:style-name="T1">Function : connexionUtilisateur </text:span></text:p>
      <text:p text:style-name="P1"><text:span text:style-name="T2"/></text:p>
      <text:p text:style-name="P1"><text:span text:style-name="T3">Function : ajouterUtilisateur</text:span></text:p>
      <text:p text:style-name="P1"><text:span text:style-name="T3">Function :obtenirVille</text:span></text:p>
      <text:p text:style-name="P1"><text:span text:style-name="T3">Function : obtenirTypeContainer</text:span></text:p>
      <text:p text:style-name="P1"><text:span text:style-name="T3">Function : obtenirPays</text:span></text:p>
      <text:p text:style-name="P1"><text:span text:style-name="T3">Function : ajouterUneReservation</text:span></text:p>
      <text:p text:style-name="P1"><text:span text:style-name="T3">Function : ajouterLigneDeReservation</text:span></text:p>
      <text:p text:style-name="P1"><text:span text:style-name="T3">Function : afficherReservation</text:span></text:p>
      <text:p text:style-name="P1"><text:span text:style-name="T3">Function : modifierReservation </text:span></text:p>
      <text:p text:style-name="P1"><text:span text:style-name="T4"/></text:p>
      <text:p text:style-name="P1"><text:span text:style-name="T4"/></text:p>
      <text:p text:style-name="P1"><text:span text:style-name="T5">Gestion Base inc</text:span></text:p>
      <text:p text:style-name="P1"><text:span text:style-name="T5">Try : </text:span></text:p>
      <text:p text:style-name="P1"><text:span text:style-name="T5">catch : </text:span></text:p>
      <text:p text:style-name="P1"><text:span text:style-name="T5">die :</text:span></text:p>
      <text:p text:style-name="P1"><text:span text:style-name="T5">pdo : </text:span></text:p>
      <text:p text:style-name="P1"><text:span text:style-name="T5">$_POST : </text:span></text:p>
      <text:p text:style-name="P1"><text:span text:style-name="T5">isset : </text:span></text:p>
      <text:p text:style-name="P1"><text:span text:style-name="T5">extract : </text:span></text:p>
      <text:p text:style-name="P1"><text:span text:style-name="T5">prepare : prepare une requete</text:span></text:p>
      <text:p text:style-name="P1"><text:span text:style-name="T5">execute : execute la requete</text:span></text:p>
      <text:p text:style-name="P1"><text:span text:style-name="T5">fetchAll : retourne tableau de valeur </text:span></text:p>
      <text:p text:style-name="P1"><text:span text:style-name="T5">session_start : </text:span></text:p>
      <text:p text:style-name="P1"><text:span text:style-name="T6"/></text:p>
      <text:p text:style-name="P1"><text:span text:style-name="T6"/></text:p>
      <text:p text:style-name="P1"><text:span text:style-name="T7">required :<text:s text:c="2"/></text:span></text:p>
      <text:p text:style-name="P1"><text:span text:style-name="T7">class : </text:span></text:p>
      <text:p text:style-name="P1"><text:span text:style-name="T7">type :</text:span></text:p>
      <text:p text:style-name="P1"><text:span text:style-name="T7">name :</text:span></text:p>
      <text:p text:style-name="P1"><text:span text:style-name="T7"><text:s/></text:span></text:p>
      <text:p text:style-name="P1"><text:span text:style-name="T8"/></text:p>
      <text:p text:style-name="P1"><text:span text:style-name="T9">finaliser reservation traitement :</text:span></text:p>
      <text:p text:style-name="P1"><text:span text:style-name="T10"/></text:p>
      <text:p text:style-name="P1"><text:span text:style-name="T10"/></text:p>
      <text:p text:style-name="P1"><text:span text:style-name="T11">htmlspecialchars</text:span></text:p>
      <text:p text:style-name="P1"><text:span text:style-name="T12"/></text:p>
      <text:p text:style-name="P1"><text:span text:style-name="T12"/></text:p>
      <text:p text:style-name="P1"><text:span text:style-name="T13">&lt;?php $collectionPays = obtenirPays(); ?&gt;</text:span><text:span text:style-name="T14"/></text:p>
      <text:p text:style-name="P1"><text:span text:style-name="T1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